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81cm" fo:margin-left="0.228cm" table:align="left"/>
    </style:style>
    <style:style style:name="表格1.A" style:family="table-column">
      <style:table-column-properties style:column-width="0.928cm"/>
    </style:style>
    <style:style style:name="表格1.B" style:family="table-column">
      <style:table-column-properties style:column-width="0.646cm"/>
    </style:style>
    <style:style style:name="表格1.C" style:family="table-column">
      <style:table-column-properties style:column-width="0.826cm"/>
    </style:style>
    <style:style style:name="表格1.E" style:family="table-column">
      <style:table-column-properties style:column-width="0.616cm"/>
    </style:style>
    <style:style style:name="表格1.F" style:family="table-column">
      <style:table-column-properties style:column-width="0.961cm"/>
    </style:style>
    <style:style style:name="表格1.G" style:family="table-column">
      <style:table-column-properties style:column-width="0.958cm"/>
    </style:style>
    <style:style style:name="表格1.H" style:family="table-column">
      <style:table-column-properties style:column-width="6.149cm"/>
    </style:style>
    <style:style style:name="表格1.I" style:family="table-column">
      <style:table-column-properties style:column-width="1.556cm"/>
    </style:style>
    <style:style style:name="表格1.J" style:family="table-column">
      <style:table-column-properties style:column-width="3.817cm"/>
    </style:style>
    <style:style style:name="表格1.1" style:family="table-row">
      <style:table-row-properties style:min-row-height="0.9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E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I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F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3" style:family="table-row">
      <style:table-row-properties style:min-row-height="0.954cm" style:use-optimal-row-height="false"/>
    </style:style>
    <style:style style:name="表格1.B3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3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302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2.741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2" style:family="table-cell">
      <style:table-cell-properties fo:padding="0cm" fo:border="0.75pt solid #000000" style:writing-mode="lr-tb"/>
    </style:style>
    <style:style style:name="表格1.H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3" style:family="table-cell">
      <style:table-cell-properties fo:padding="0cm" fo:border="0.75pt solid #000000" style:writing-mode="lr-tb"/>
    </style:style>
    <style:style style:name="表格1.G13" style:family="table-cell">
      <style:table-cell-properties fo:padding="0cm" fo:border="0.75pt solid #000000" style:writing-mode="lr-tb"/>
    </style:style>
    <style:style style:name="表格1.H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4" style:family="table-cell">
      <style:table-cell-properties fo:padding="0cm" fo:border="0.75pt solid #000000" style:writing-mode="lr-tb"/>
    </style:style>
    <style:style style:name="表格1.G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5" style:family="table-cell">
      <style:table-cell-properties fo:padding="0cm" fo:border="0.75pt solid #000000" style:writing-mode="lr-tb"/>
    </style:style>
    <style:style style:name="表格1.G15" style:family="table-cell">
      <style:table-cell-properties fo:padding="0cm" fo:border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6" style:family="table-cell">
      <style:table-cell-properties fo:padding="0cm" fo:border="0.75pt solid #000000" style:writing-mode="lr-tb"/>
    </style:style>
    <style:style style:name="表格1.G16" style:family="table-cell">
      <style:table-cell-properties fo:padding="0cm" fo:border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7" style:family="table-cell">
      <style:table-cell-properties fo:padding="0cm" fo:border="0.75pt solid #000000" style:writing-mode="lr-tb"/>
    </style:style>
    <style:style style:name="表格1.G17" style:family="table-cell">
      <style:table-cell-properties fo:padding="0cm" fo:border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8" style:family="table-cell">
      <style:table-cell-properties fo:padding="0cm" fo:border="0.75pt solid #000000" style:writing-mode="lr-tb"/>
    </style:style>
    <style:style style:name="表格1.G18" style:family="table-cell">
      <style:table-cell-properties fo:padding="0cm" fo:border="0.75pt solid #000000" style:writing-mode="lr-tb"/>
    </style:style>
    <style:style style:name="表格1.19" style:family="table-row">
      <style:table-row-properties style:min-row-height="1.489cm" style:use-optimal-row-height="false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9" style:family="table-cell">
      <style:table-cell-properties fo:padding="0cm" fo:border="0.75pt solid #000000" style:writing-mode="lr-tb"/>
    </style:style>
    <style:style style:name="表格1.G19" style:family="table-cell">
      <style:table-cell-properties fo:padding="0cm" fo:border="0.75pt solid #000000" style:writing-mode="lr-tb"/>
    </style:style>
    <style:style style:name="表格2" style:family="table" style:master-page-name="MP1">
      <style:table-properties style:width="17.277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61cm"/>
    </style:style>
    <style:style style:name="表格2.C" style:family="table-column">
      <style:table-column-properties style:column-width="0.958cm"/>
    </style:style>
    <style:style style:name="表格2.D" style:family="table-column">
      <style:table-column-properties style:column-width="11.518cm"/>
    </style:style>
    <style:style style:name="表格2.1" style:family="table-row">
      <style:table-row-properties style:min-row-height="2.0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6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0.984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style:vertical-align="middle" fo:padding="0cm" fo:border-left="0.75pt solid #000000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Heading_20_2" style:master-page-name="MP0">
      <style:paragraph-properties fo:margin-left="1.85cm" fo:margin-right="0cm" fo:margin-top="0.016cm" fo:margin-bottom="0cm" style:contextual-spacing="false" fo:text-indent="0cm" style:auto-text-indent="false" style:page-number="auto" fo:break-before="page" style:punctuation-wrap="simple">
        <style:tab-stops/>
      </style:paragraph-properties>
      <style:text-properties style:font-name="標楷體1" style:font-name-asian="標楷體1"/>
    </style:style>
    <style:style style:name="P4" style:family="paragraph" style:parent-style-name="Heading_20_2">
      <style:paragraph-properties fo:margin-left="0cm" fo:margin-right="0cm" fo:line-height="0.887cm" fo:text-indent="0cm" style:auto-text-indent="false" style:punctuation-wrap="simple">
        <style:tab-stops/>
      </style:paragraph-properties>
      <style:text-properties style:font-name="標楷體1" fo:font-size="10pt" style:font-name-asian="標楷體1" style:font-size-asian="10pt" style:font-size-complex="10pt"/>
    </style:style>
    <style:style style:name="P5" style:family="paragraph" style:parent-style-name="Standard">
      <style:text-properties style:font-name="標楷體1" style:font-name-asian="標楷體1"/>
    </style:style>
    <style:style style:name="P6" style:family="paragraph" style:parent-style-name="Table_20_Paragraph">
      <style:paragraph-properties fo:margin-left="0.044cm" fo:margin-right="0cm" fo:margin-top="0.164cm" fo:margin-bottom="0cm" style:contextual-spacing="false" fo:text-indent="0cm" style:auto-text-indent="false" style:punctuation-wrap="simple">
        <style:tab-stops/>
      </style:paragraph-properties>
      <style:text-properties officeooo:paragraph-rsid="0074b8df"/>
    </style:style>
    <style:style style:name="P7" style:family="paragraph" style:parent-style-name="Table_20_Paragraph">
      <style:paragraph-properties fo:margin-left="1.21cm" fo:margin-right="0cm" fo:margin-top="0.058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8" style:family="paragraph" style:parent-style-name="Table_20_Paragraph">
      <style:paragraph-properties fo:margin-left="0.041cm" fo:margin-right="0cm" fo:margin-top="0.199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9" style:family="paragraph" style:parent-style-name="Table_20_Paragraph">
      <style:paragraph-properties fo:margin-left="0.041cm" fo:margin-right="0cm" fo:margin-top="0.196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0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1" style:family="paragraph" style:parent-style-name="Table_20_Paragraph">
      <style:paragraph-properties fo:margin-left="0.046cm" fo:margin-right="0cm" fo:margin-top="0.23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officeooo:paragraph-rsid="0031589d" style:font-name-asian="標楷體1" style:font-size-asian="11pt" style:font-size-complex="11pt"/>
    </style:style>
    <style:style style:name="P12" style:family="paragraph" style:parent-style-name="Table_20_Paragraph">
      <style:paragraph-properties fo:margin-left="0.037cm" fo:margin-right="0cm" fo:margin-top="0.1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3" style:family="paragraph" style:parent-style-name="Table_20_Paragraph">
      <style:paragraph-properties fo:margin-left="0.037cm" fo:margin-right="0cm" fo:margin-top="0.229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4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5" style:family="paragraph" style:parent-style-name="Table_20_Paragraph">
      <style:paragraph-properties fo:margin-left="0.612cm" fo:margin-right="0cm" fo:margin-top="0.09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6" style:family="paragraph" style:parent-style-name="Table_20_Paragraph">
      <style:paragraph-properties fo:margin-left="0.706cm" fo:margin-right="0cm" fo:margin-top="0.086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7" style:family="paragraph" style:parent-style-name="Table_20_Paragraph">
      <style:paragraph-properties fo:margin-left="0.878cm" fo:margin-right="0cm" fo:margin-top="0.13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8" style:family="paragraph" style:parent-style-name="Table_20_Paragraph">
      <style:paragraph-properties fo:margin-left="0cm" fo:margin-right="0.198cm" fo:margin-top="0.199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19" style:family="paragraph" style:parent-style-name="Table_20_Paragraph">
      <style:paragraph-properties fo:margin-left="0cm" fo:margin-right="0.198cm" fo:margin-top="0.196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20" style:family="paragraph" style:parent-style-name="Table_20_Paragraph">
      <style:paragraph-properties fo:margin-left="0cm" fo:margin-right="-0.026cm" fo:margin-top="0.199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21" style:family="paragraph" style:parent-style-name="Table_20_Paragraph">
      <style:paragraph-properties fo:margin-left="0cm" fo:margin-right="-0.026cm" fo:margin-top="0.196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22" style:family="paragraph" style:parent-style-name="Table_20_Paragraph">
      <style:paragraph-properties fo:margin-left="0cm" fo:margin-right="0.236cm" fo:margin-top="0.035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23" style:family="paragraph" style:parent-style-name="Table_20_Paragraph">
      <style:paragraph-properties fo:margin-left="0.427cm" fo:margin-right="0cm" fo:margin-top="0.199cm" fo:margin-bottom="0cm" style:contextual-spacing="false" fo:text-align="justify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4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726af" style:font-name-asian="標楷體1" style:font-size-asian="11pt" style:font-size-complex="11pt"/>
    </style:style>
    <style:style style:name="P25" style:family="paragraph" style:parent-style-name="Table_20_Paragraph">
      <style:paragraph-properties fo:margin-left="1.129cm" fo:margin-right="1.136cm" fo:margin-top="0.05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6" style:family="paragraph" style:parent-style-name="Table_20_Paragraph">
      <style:paragraph-properties fo:margin-left="4.553cm" fo:margin-right="4.538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7" style:family="paragraph" style:parent-style-name="Table_20_Paragraph">
      <style:paragraph-properties fo:margin-left="0.048cm" fo:margin-right="0cm" fo:margin-top="0.035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8" style:family="paragraph" style:parent-style-name="Table_20_Paragraph">
      <style:paragraph-properties fo:margin-left="0.072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9" style:family="paragraph" style:parent-style-name="Table_20_Paragraph">
      <style:paragraph-properties fo:margin-left="0.072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0" style:family="paragraph" style:parent-style-name="Table_20_Paragraph">
      <style:paragraph-properties fo:margin-left="0.08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1" style:family="paragraph" style:parent-style-name="Table_20_Paragraph">
      <style:paragraph-properties fo:margin-left="0.081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2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3" style:family="paragraph" style:parent-style-name="Table_20_Paragraph">
      <style:paragraph-properties fo:margin-left="0cm" fo:margin-right="0.233cm" fo:text-align="end" style:justify-single-word="false" fo:text-indent="0cm" style:auto-text-indent="false" style:punctuation-wrap="simple"/>
      <style:text-properties style:font-name="標楷體1" fo:font-size="11pt" officeooo:rsid="002496a0" officeooo:paragraph-rsid="002496a0" style:font-name-asian="標楷體1" style:font-size-asian="11pt" style:font-size-complex="11pt"/>
    </style:style>
    <style:style style:name="P34" style:family="paragraph" style:parent-style-name="Table_20_Paragraph">
      <style:paragraph-properties fo:margin-left="0cm" fo:margin-right="0.233cm" fo:text-align="end" style:justify-single-word="false" fo:text-indent="0cm" style:auto-text-indent="false" style:punctuation-wrap="simple"/>
      <style:text-properties style:font-name="標楷體1" fo:font-size="11pt" officeooo:rsid="002496a0" officeooo:paragraph-rsid="004ac614" style:font-name-asian="標楷體1" style:font-size-asian="11pt" style:font-size-complex="11pt"/>
    </style:style>
    <style:style style:name="P35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officeooo:rsid="00251d4d" officeooo:paragraph-rsid="00251d4d" style:font-name-asian="標楷體1" style:font-size-asian="11pt" style:font-size-complex="11pt"/>
    </style:style>
    <style:style style:name="P36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officeooo:rsid="00251d4d" officeooo:paragraph-rsid="0026afc9" style:font-name-asian="標楷體1" style:font-size-asian="11pt" style:font-size-complex="11pt"/>
    </style:style>
    <style:style style:name="P37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officeooo:rsid="00251d4d" officeooo:paragraph-rsid="0028461c" style:font-name-asian="標楷體1" style:font-size-asian="11pt" style:font-size-complex="11pt"/>
    </style:style>
    <style:style style:name="P38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officeooo:rsid="00251d4d" officeooo:paragraph-rsid="004ac614" style:font-name-asian="標楷體1" style:font-size-asian="11pt" style:font-size-complex="11pt"/>
    </style:style>
    <style:style style:name="P39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40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41" style:family="paragraph" style:parent-style-name="Table_20_Paragraph">
      <style:paragraph-properties fo:margin-left="0.046cm" fo:margin-right="0cm" fo:line-height="0.497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42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5e3a67" style:font-name-asian="標楷體1" style:font-size-asian="11pt" style:font-name-complex="Times New Roman" style:font-size-complex="11pt"/>
    </style:style>
    <style:style style:name="P43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2496f" style:font-name-asian="標楷體1" style:font-size-asian="11pt" style:font-name-complex="Times New Roman" style:font-size-complex="11pt"/>
    </style:style>
    <style:style style:name="P44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62927" style:font-name-asian="標楷體1" style:font-size-asian="11pt" style:font-name-complex="Times New Roman" style:font-size-complex="11pt"/>
    </style:style>
    <style:style style:name="P45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6a4c5" style:font-name-asian="標楷體1" style:font-size-asian="11pt" style:font-name-complex="Times New Roman" style:font-size-complex="11pt"/>
    </style:style>
    <style:style style:name="P46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9d654" style:font-name-asian="標楷體1" style:font-size-asian="11pt" style:font-name-complex="Times New Roman" style:font-size-complex="11pt"/>
    </style:style>
    <style:style style:name="P47" style:family="paragraph" style:parent-style-name="Table_20_Paragraph">
      <style:paragraph-properties style:punctuation-wrap="simple"/>
      <style:text-properties style:font-name="標楷體1" fo:font-size="11pt" officeooo:rsid="002a04f0" officeooo:paragraph-rsid="002a04f0" style:font-name-asian="標楷體1" style:font-size-asian="11pt" style:font-name-complex="Times New Roman" style:font-size-complex="11pt"/>
    </style:style>
    <style:style style:name="P48" style:family="paragraph" style:parent-style-name="Table_20_Paragraph">
      <style:paragraph-properties style:punctuation-wrap="simple"/>
      <style:text-properties style:font-name="標楷體1" fo:font-size="11pt" style:font-name-asian="標楷體1" style:font-size-asian="11pt" style:font-name-complex="Times New Roman" style:font-size-complex="11pt"/>
    </style:style>
    <style:style style:name="P49" style:family="paragraph" style:parent-style-name="Table_20_Paragraph">
      <style:paragraph-properties style:punctuation-wrap="simple"/>
      <style:text-properties style:font-name="標楷體1" fo:font-size="11pt" officeooo:paragraph-rsid="004ce6cf" style:font-name-asian="標楷體1" style:font-size-asian="11pt" style:font-name-complex="Times New Roman" style:font-size-complex="11pt"/>
    </style:style>
    <style:style style:name="P50" style:family="paragraph" style:parent-style-name="Table_20_Paragraph">
      <style:paragraph-properties fo:margin-left="0.046cm" fo:margin-right="0cm" fo:line-height="0.497cm" fo:text-indent="0cm" style:auto-text-indent="false" style:punctuation-wrap="simple">
        <style:tab-stops/>
      </style:paragraph-properties>
      <style:text-properties style:font-name="標楷體1" fo:font-size="11pt" officeooo:rsid="0083885f" officeooo:paragraph-rsid="0083885f" style:font-name-asian="標楷體1" style:font-size-asian="11pt" style:font-name-complex="Times New Roman" style:font-size-complex="11pt"/>
    </style:style>
    <style:style style:name="P51" style:family="paragraph" style:parent-style-name="Table_20_Paragraph">
      <style:paragraph-properties fo:margin-left="0.041cm" fo:margin-right="-0.026cm" fo:margin-top="0.196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0.044cm" style:font-name-asian="標楷體1" style:font-size-asian="11pt" style:font-size-complex="11pt"/>
    </style:style>
    <style:style style:name="P52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03652" style:letter-kerning="false" style:font-name-asian="標楷體1" style:font-size-asian="11pt" style:font-name-complex="Times New Roman" style:font-size-complex="11pt"/>
    </style:style>
    <style:style style:name="P53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0c238" style:letter-kerning="false" style:font-name-asian="標楷體1" style:font-size-asian="11pt" style:font-name-complex="Times New Roman" style:font-size-complex="11pt"/>
    </style:style>
    <style:style style:name="P54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43760" style:letter-kerning="false" style:font-name-asian="標楷體1" style:font-size-asian="11pt" style:font-name-complex="Times New Roman" style:font-size-complex="11pt"/>
    </style:style>
    <style:style style:name="P55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5bd3a" style:letter-kerning="false" style:font-name-asian="標楷體1" style:font-size-asian="11pt" style:font-name-complex="Times New Roman" style:font-size-complex="11pt"/>
    </style:style>
    <style:style style:name="P56" style:family="paragraph" style:parent-style-name="Table_20_Paragraph">
      <style:paragraph-properties fo:margin-left="0.041cm" fo:margin-right="-0.026cm" fo:margin-top="0.238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0.011cm" style:font-name-asian="標楷體1" style:font-size-asian="11pt" style:font-size-complex="11pt"/>
    </style:style>
    <style:style style:name="P57" style:family="paragraph" style:parent-style-name="Table_20_Paragraph">
      <style:paragraph-properties fo:margin-left="0.041cm" fo:margin-right="-0.051cm" fo:margin-top="0.29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0.019cm" style:font-name-asian="標楷體1" style:font-size-asian="11pt" style:font-size-complex="11pt"/>
    </style:style>
    <style:style style:name="P58" style:family="paragraph" style:parent-style-name="Table_20_Paragraph">
      <style:paragraph-properties fo:margin-left="0.046cm" fo:margin-right="-0.026cm" fo:text-indent="0cm" style:auto-text-indent="false" style:punctuation-wrap="simple">
        <style:tab-stops/>
      </style:paragraph-properties>
      <style:text-properties style:font-name="標楷體1" fo:font-size="11pt" fo:letter-spacing="-0.053cm" style:font-name-asian="標楷體1" style:font-size-asian="11pt" style:font-size-complex="11pt"/>
    </style:style>
    <style:style style:name="P59" style:family="paragraph" style:parent-style-name="Table_20_Paragraph">
      <style:paragraph-properties fo:margin-left="0.076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60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61" style:family="paragraph" style:parent-style-name="Table_20_Paragraph">
      <style:paragraph-properties style:punctuation-wrap="simple"/>
      <style:text-properties style:font-name="標楷體1" fo:font-size="7.5pt" style:font-name-asian="標楷體1" style:font-size-asian="7.5pt" style:font-size-complex="7.5pt"/>
    </style:style>
    <style:style style:name="P62" style:family="paragraph" style:parent-style-name="Table_20_Paragraph">
      <style:paragraph-properties style:punctuation-wrap="simple"/>
      <style:text-properties style:font-name="標楷體1" fo:font-size="8.5pt" style:font-name-asian="標楷體1" style:font-size-asian="8.5pt" style:font-size-complex="8.5pt"/>
    </style:style>
    <style:style style:name="P63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8.5pt" style:font-name-asian="標楷體1" style:font-size-asian="8.5pt" style:font-size-complex="8.5pt"/>
    </style:style>
    <style:style style:name="P64" style:family="paragraph" style:parent-style-name="Table_20_Paragraph">
      <style:paragraph-properties fo:margin-top="0.021cm" fo:margin-bottom="0cm" style:contextual-spacing="false" style:punctuation-wrap="simple"/>
      <style:text-properties style:font-name="標楷體1" fo:font-size="14.5pt" style:font-name-asian="標楷體1" style:font-size-asian="14.5pt" style:font-size-complex="14.5pt"/>
    </style:style>
    <style:style style:name="P65" style:family="paragraph" style:parent-style-name="Table_20_Paragraph">
      <style:paragraph-properties style:punctuation-wrap="simple"/>
      <style:text-properties style:font-name="標楷體1" fo:font-size="9pt" style:font-name-asian="標楷體1" style:font-size-asian="9pt" style:font-size-complex="9pt"/>
    </style:style>
    <style:style style:name="P66" style:family="paragraph" style:parent-style-name="Table_20_Paragraph">
      <style:paragraph-properties fo:margin-left="0.041cm" fo:margin-right="-0.026cm" fo:margin-top="0.226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67" style:family="paragraph" style:parent-style-name="Table_20_Paragraph">
      <style:paragraph-properties fo:margin-left="0.046cm" fo:margin-right="0cm" fo:line-height="0.706cm" fo:text-indent="0cm" style:auto-text-indent="false" style:punctuation-wrap="simple">
        <style:tab-stops/>
      </style:paragraph-properties>
    </style:style>
    <style:style style:name="P68" style:family="paragraph" style:parent-style-name="Table_20_Paragraph">
      <style:paragraph-properties fo:margin-left="1.053cm" fo:margin-right="0.199cm" fo:margin-top="0.064cm" fo:margin-bottom="0cm" style:contextual-spacing="false" fo:line-height="123%" fo:text-indent="-0.801cm" style:auto-text-indent="false" fo:break-before="page" style:punctuation-wrap="simple">
        <style:tab-stops/>
      </style:paragraph-properties>
    </style:style>
    <style:style style:name="P69" style:family="paragraph" style:parent-style-name="Table_20_Paragraph">
      <style:paragraph-properties fo:margin-left="0.427cm" fo:margin-right="0cm" fo:line-height="0.538cm" fo:text-indent="0cm" style:auto-text-indent="false" style:punctuation-wrap="simple">
        <style:tab-stops/>
      </style:paragraph-properties>
    </style:style>
    <style:style style:name="P70" style:family="paragraph" style:parent-style-name="Table_20_Paragraph">
      <style:paragraph-properties fo:margin-left="0.123cm" fo:margin-right="0.053cm" fo:margin-top="0.10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71" style:family="paragraph" style:parent-style-name="Table_20_Paragraph">
      <style:paragraph-properties fo:margin-left="0.10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72" style:family="paragraph" style:parent-style-name="本文">
      <style:paragraph-properties fo:margin-left="1.236cm" fo:margin-right="0cm" fo:text-indent="0cm" style:auto-text-indent="false" style:punctuation-wrap="simple">
        <style:tab-stops/>
      </style:paragraph-properties>
    </style:style>
    <style:style style:name="P73" style:family="paragraph" style:parent-style-name="本文">
      <style:paragraph-properties fo:margin-left="1.2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74" style:family="paragraph" style:parent-style-name="本文">
      <style:paragraph-properties fo:margin-left="1.2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75" style:family="paragraph" style:parent-style-name="本文">
      <style:paragraph-properties fo:margin-left="0.542cm" fo:margin-right="0cm" fo:margin-top="0.337cm" fo:margin-bottom="0cm" style:contextual-spacing="false" fo:text-indent="0cm" style:auto-text-indent="false" style:punctuation-wrap="simple">
        <style:tab-stops/>
      </style:paragraph-properties>
    </style:style>
    <style:style style:name="P76" style:family="paragraph" style:parent-style-name="本文">
      <style:paragraph-properties fo:margin-left="12.488cm" fo:margin-right="0cm" fo:margin-top="0.199cm" fo:margin-bottom="0cm" style:contextual-spacing="false" fo:text-indent="0cm" style:auto-text-indent="false" style:punctuation-wrap="simple">
        <style:tab-stops>
          <style:tab-stop style:position="2.54cm"/>
          <style:tab-stop style:position="3.387cm"/>
          <style:tab-stop style:position="4.233cm"/>
        </style:tab-stops>
      </style:paragraph-properties>
      <style:text-properties style:font-name="標楷體1" fo:font-size="12pt" style:font-name-asian="標楷體1" style:font-size-asian="12pt" style:font-size-complex="12pt"/>
    </style:style>
    <style:style style:name="P77" style:family="paragraph" style:parent-style-name="本文">
      <style:paragraph-properties fo:margin-top="0.002cm" fo:margin-bottom="0cm" style:contextual-spacing="false" style:punctuation-wrap="simple"/>
      <style:text-properties style:font-name="標楷體1" fo:font-size="6pt" style:font-name-asian="標楷體1" style:font-size-asian="6pt" style:font-size-complex="6pt"/>
    </style:style>
    <style:style style:name="P78" style:family="paragraph" style:parent-style-name="本文">
      <style:paragraph-properties fo:margin-left="0.542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79" style:family="paragraph" style:parent-style-name="本文">
      <style:paragraph-properties fo:margin-top="0.014cm" fo:margin-bottom="0cm" style:contextual-spacing="false" style:punctuation-wrap="simple"/>
      <style:text-properties style:font-name="標楷體1" fo:font-size="7pt" style:font-name-asian="標楷體1" style:font-size-asian="7pt" style:font-size-complex="7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style:font-name="Times New Roman" fo:font-size="11pt" fo:letter-spacing="-0.025cm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480bc6" style:font-size-asian="11pt" style:font-size-complex="11pt"/>
    </style:style>
    <style:style style:name="T9" style:family="text">
      <style:text-properties fo:font-size="11pt" style:font-size-asian="11pt" style:font-name-complex="微軟正黑體" style:font-size-complex="11pt"/>
    </style:style>
    <style:style style:name="T10" style:family="text">
      <style:text-properties fo:font-size="11pt" style:font-size-asian="11pt" style:font-name-complex="Times New Roman" style:font-size-complex="11pt"/>
    </style:style>
    <style:style style:name="T11" style:family="text">
      <style:text-properties fo:font-size="11pt" fo:letter-spacing="-0.048cm" style:font-size-asian="11pt" style:font-size-complex="11pt"/>
    </style:style>
    <style:style style:name="T12" style:family="text">
      <style:text-properties fo:font-size="11pt" fo:letter-spacing="-0.03cm" style:font-size-asian="11pt" style:font-size-complex="11pt"/>
    </style:style>
    <style:style style:name="T13" style:family="text">
      <style:text-properties fo:font-size="11pt" fo:letter-spacing="-0.035cm" style:font-size-asian="11pt" style:font-size-complex="11pt"/>
    </style:style>
    <style:style style:name="T14" style:family="text">
      <style:text-properties fo:font-size="11pt" fo:letter-spacing="-0.039cm" style:font-size-asian="11pt" style:font-size-complex="11pt"/>
    </style:style>
    <style:style style:name="T15" style:family="text">
      <style:text-properties fo:font-size="11pt" fo:letter-spacing="-0.023cm" style:font-size-asian="11pt" style:font-size-complex="11pt"/>
    </style:style>
    <style:style style:name="T16" style:family="text">
      <style:text-properties fo:font-size="11pt" fo:letter-spacing="-0.044cm" style:font-size-asian="11pt" style:font-size-complex="11pt"/>
    </style:style>
    <style:style style:name="T17" style:family="text">
      <style:text-properties fo:font-size="11pt" fo:letter-spacing="-0.037cm" style:font-size-asian="11pt" style:font-size-complex="11pt"/>
    </style:style>
    <style:style style:name="T18" style:family="text">
      <style:text-properties fo:font-size="11pt" fo:letter-spacing="-0.042cm" style:font-size-asian="11pt" style:font-size-complex="11pt"/>
    </style:style>
    <style:style style:name="T19" style:family="text">
      <style:text-properties fo:font-size="11pt" fo:letter-spacing="-0.025cm" style:font-size-asian="11pt" style:font-name-complex="Times New Roman" style:font-size-complex="11pt"/>
    </style:style>
    <style:style style:name="T20" style:family="text">
      <style:text-properties fo:font-size="11pt" fo:letter-spacing="-0.021cm" style:font-size-asian="11pt" style:font-name-complex="Times New Roman" style:font-size-complex="11pt"/>
    </style:style>
    <style:style style:name="T21" style:family="text">
      <style:text-properties style:font-name="微軟正黑體" fo:font-size="11pt" style:font-name-asian="微軟正黑體" style:font-size-asian="11pt" style:font-name-complex="微軟正黑體" style:font-size-complex="11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size-asian="12pt" style:font-name-complex="Times New Roman" style:font-size-complex="12pt"/>
    </style:style>
    <style:style style:name="T24" style:family="text">
      <style:text-properties style:font-name="標楷體1" style:letter-kerning="false" style:font-name-asian="標楷體1" style:font-name-complex="標楷體1"/>
    </style:style>
    <style:style style:name="T25" style:family="text">
      <style:text-properties style:font-name="標楷體1" officeooo:rsid="00480bc6" style:letter-kerning="false" style:font-name-asian="標楷體1" style:font-name-complex="標楷體1"/>
    </style:style>
    <style:style style:name="T26" style:family="text">
      <style:text-properties officeooo:rsid="002a04f0"/>
    </style:style>
    <style:style style:name="T27" style:family="text">
      <style:text-properties officeooo:rsid="004ce6cf"/>
    </style:style>
    <style:style style:name="T28" style:family="text">
      <style:text-properties officeooo:rsid="004feee6"/>
    </style:style>
    <style:style style:name="T29" style:family="text">
      <style:text-properties fo:background-color="#ffffff" loext:char-shading-value="0"/>
    </style:style>
    <style:style style:name="T30" style:family="text">
      <style:text-properties officeooo:rsid="005af25a"/>
    </style:style>
    <style:style style:name="T31" style:family="text">
      <style:text-properties officeooo:rsid="0078e3b8"/>
    </style:style>
    <style:style style:name="T32" style:family="text">
      <style:text-properties fo:color="#000000" loext:opacity="100%" style:font-name="MingLiU" fo:font-size="9.5pt" style:font-size-asian="9.5pt"/>
    </style:style>
    <style:style style:name="T33" style:family="text">
      <style:text-properties fo:color="#000000" loext:opacity="100%" fo:font-size="9.5pt" style:font-size-asian="9.5pt"/>
    </style:style>
    <style:style style:name="T34" style:family="text">
      <style:text-properties style:letter-kerning="false" style:font-name-complex="標楷體1"/>
    </style:style>
    <style:style style:name="T35" style:family="text">
      <style:text-properties style:font-name="標楷體1" style:font-name-asian="標楷體1"/>
    </style:style>
    <style:style style:name="T36" style:family="text">
      <style:text-properties style:font-name="標楷體1" officeooo:rsid="004feee6" style:font-name-asian="標楷體1"/>
    </style:style>
    <style:style style:name="T37" style:family="text">
      <style:text-properties style:font-name="標楷體1" fo:font-size="11pt" style:font-name-asian="標楷體1" style:font-size-asian="11pt" style:font-size-complex="11pt"/>
    </style:style>
    <style:style style:name="T38" style:family="text">
      <style:text-properties style:font-name="標楷體1" fo:font-size="11pt" officeooo:rsid="00480bc6" style:font-name-asian="標楷體1" style:font-size-asian="11pt" style:font-size-complex="11pt"/>
    </style:style>
    <style:style style:name="T39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40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41" style:family="text">
      <style:text-properties style:font-name="標楷體1" fo:font-size="11pt" fo:letter-spacing="-0.03cm" style:font-name-asian="標楷體1" style:font-size-asian="11pt" style:font-size-complex="11pt"/>
    </style:style>
    <style:style style:name="T42" style:family="text">
      <style:text-properties style:font-name="標楷體1" fo:font-size="11pt" fo:letter-spacing="-0.035cm" style:font-name-asian="標楷體1" style:font-size-asian="11pt" style:font-size-complex="11pt"/>
    </style:style>
    <style:style style:name="T43" style:family="text">
      <style:text-properties style:font-name="標楷體1" fo:font-size="11pt" fo:letter-spacing="-0.039cm" style:font-name-asian="標楷體1" style:font-size-asian="11pt" style:font-size-complex="11pt"/>
    </style:style>
    <style:style style:name="T44" style:family="text">
      <style:text-properties style:font-name="標楷體1" fo:font-size="11pt" fo:letter-spacing="-0.023cm" style:font-name-asian="標楷體1" style:font-size-asian="11pt" style:font-size-complex="11pt"/>
    </style:style>
    <style:style style:name="T45" style:family="text">
      <style:text-properties style:font-name="標楷體1" fo:font-size="11pt" fo:letter-spacing="-0.044cm" style:font-name-asian="標楷體1" style:font-size-asian="11pt" style:font-size-complex="11pt"/>
    </style:style>
    <style:style style:name="T46" style:family="text">
      <style:text-properties style:font-name="標楷體1" fo:font-size="11pt" fo:letter-spacing="-0.025cm" style:font-name-asian="標楷體1" style:font-size-asian="11pt" style:font-name-complex="Times New Roman" style:font-size-complex="11pt"/>
    </style:style>
    <style:style style:name="T47" style:family="text">
      <style:text-properties style:font-name="標楷體1" fo:font-size="11pt" fo:letter-spacing="-0.048cm" style:font-name-asian="標楷體1" style:font-size-asian="11pt" style:font-size-complex="11pt"/>
    </style:style>
    <style:style style:name="T48" style:family="text">
      <style:text-properties style:font-name="標楷體1" fo:font-size="11pt" fo:letter-spacing="-0.037cm" style:font-name-asian="標楷體1" style:font-size-asian="11pt" style:font-size-complex="11pt"/>
    </style:style>
    <style:style style:name="T49" style:family="text">
      <style:text-properties style:font-name="標楷體1" fo:font-size="11pt" fo:letter-spacing="-0.021cm" style:font-name-asian="標楷體1" style:font-size-asian="11pt" style:font-name-complex="Times New Roman" style:font-size-complex="11pt"/>
    </style:style>
    <style:style style:name="T50" style:family="text">
      <style:text-properties style:font-name="標楷體1" fo:font-size="11pt" fo:letter-spacing="-0.042cm" style:font-name-asian="標楷體1" style:font-size-asian="11pt" style:font-size-complex="11pt"/>
    </style:style>
    <style:style style:name="T51" style:family="text">
      <style:text-properties style:font-name="標楷體1" fo:font-size="12pt" style:font-name-asian="標楷體1" style:font-size-asian="12pt" style:font-size-complex="12pt"/>
    </style:style>
    <style:style style:name="T52" style:family="text">
      <style:text-properties style:font-name="標楷體1" fo:font-size="12pt" style:font-name-asian="標楷體1" style:font-size-asian="12pt" style:font-name-complex="Times New Roman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附件十七、出流管制設施使用期間定期檢查紀錄表</text:h>
      <text:p text:style-name="P76">檢查日期：<text:span text:style-name="T34">:MM_Check_Date</text:span>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row table:style-name="表格1.1">
          <table:table-cell table:style-name="表格1.A1" table:number-rows-spanned="5" office:value-type="string">
            <text:p text:style-name="P7">出流管制計畫書</text:p>
          </table:table-cell>
          <table:table-cell table:style-name="表格1.B1" office:value-type="string">
            <text:p text:style-name="P8">計</text:p>
          </table:table-cell>
          <table:table-cell table:style-name="表格1.C1" office:value-type="string">
            <text:p text:style-name="P18">畫</text:p>
          </table:table-cell>
          <table:table-cell table:style-name="表格1.C1" office:value-type="string">
            <text:p text:style-name="P18">名</text:p>
          </table:table-cell>
          <table:table-cell table:style-name="表格1.E1" office:value-type="string">
            <text:p text:style-name="P20">稱</text:p>
          </table:table-cell>
          <table:table-cell table:style-name="表格1.F1" table:number-columns-spanned="3" office:value-type="string">
            <text:p text:style-name="P42">:OFP_Name</text:p>
          </table:table-cell>
          <table:covered-table-cell/>
          <table:covered-table-cell/>
          <table:table-cell table:style-name="表格1.I1" office:value-type="string">
            <text:p text:style-name="P23">案號</text:p>
          </table:table-cell>
          <table:table-cell table:style-name="表格1.J1" office:value-type="string">
            <text:p text:style-name="P43">:OFP_No</text:p>
          </table:table-cell>
        </table:table-row>
        <table:table-row table:style-name="表格1.1">
          <table:covered-table-cell table:style-name="表格1.A1"/>
          <table:table-cell table:style-name="表格1.B2" table:number-columns-spanned="4" office:value-type="string">
            <text:p text:style-name="P51">核定日期文 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52">:Approved_No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3" office:value-type="string">
            <text:p text:style-name="P9">開</text:p>
          </table:table-cell>
          <table:table-cell table:style-name="表格1.C3" office:value-type="string">
            <text:p text:style-name="P19">工</text:p>
          </table:table-cell>
          <table:table-cell table:style-name="表格1.D3" office:value-type="string">
            <text:p text:style-name="P19">日</text:p>
          </table:table-cell>
          <table:table-cell table:style-name="表格1.E3" office:value-type="string">
            <text:p text:style-name="P21">期</text:p>
          </table:table-cell>
          <table:table-cell table:style-name="表格1.F2" table:number-columns-spanned="5" office:value-type="string">
            <text:p text:style-name="P53">:EN_ST_Date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table:number-columns-spanned="4" office:value-type="string">
            <text:p text:style-name="P51">核定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54">:Approved_Date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5" table:number-columns-spanned="4" office:value-type="string">
            <text:p text:style-name="P51">申報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55">:EN_END_Date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25">義務人</text:p>
          </table:table-cell>
          <table:table-cell table:style-name="表格1.B6" table:number-columns-spanned="4" office:value-type="string">
            <text:p text:style-name="P56">姓 名 或 名 稱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4">:Payer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4" office:value-type="string">
            <text:p text:style-name="P66"><text:span text:style-name="預設段落字型"><text:span text:style-name="T37">身<text:tab/>分<text:tab/>證<text:tab/></text:span></text:span><text:span text:style-name="預設段落字型"><text:span text:style-name="T41">或</text:span></text:span><text:span text:style-name="預設段落字型"><text:span text:style-name="T42">營利</text:span></text:span><text:span text:style-name="預設段落字型"><text:span text:style-name="T43">事</text:span></text:span><text:span text:style-name="預設段落字型"><text:span text:style-name="T42">業</text:span></text:span><text:span text:style-name="預設段落字型"><text:span text:style-name="T43">統</text:span></text:span><text:span text:style-name="預設段落字型"><text:span text:style-name="T42">一</text:span></text:span><text:span text:style-name="預設段落字型"><text:span text:style-name="T43">編</text:span></text:span><text:span text:style-name="預設段落字型"><text:span text:style-name="T44">號</text:span></text:span>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5">:PA_Num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4" office:value-type="string">
            <text:p text:style-name="P57">住居所或營業所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24">:PA_address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5" office:value-type="string">
            <text:p text:style-name="P61"/>
            <text:p text:style-name="P10">實施地點土地標示</text:p>
          </table:table-cell>
          <table:covered-table-cell/>
          <table:covered-table-cell/>
          <table:covered-table-cell/>
          <table:covered-table-cell/>
          <table:table-cell table:style-name="表格1.F2" table:number-columns-spanned="5" office:value-type="string">
            <text:p text:style-name="P46">:OFP_Location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10" office:value-type="string">
            <text:p text:style-name="P67"><text:span text:style-name="預設段落字型"><text:span text:style-name="T37">一、出流管制設施是否變動</text:span></text:span><text:span text:style-name="預設段落字型"><text:span text:style-name="T39">：</text:span></text:span></text:p>
            <text:p text:style-name="P6"><text:span text:style-name="預設段落字型"><text:span text:style-name="T38">:MM_Change_type</text:span></text:span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10" office:value-type="string">
            <text:p text:style-name="P12">二、定期檢查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5" office:value-type="string">
            <text:p text:style-name="P62"/>
            <text:p text:style-name="P14">檢查項目</text:p>
          </table:table-cell>
          <table:covered-table-cell/>
          <table:covered-table-cell/>
          <table:covered-table-cell/>
          <table:covered-table-cell/>
          <table:table-cell table:style-name="表格1.F12" table:number-columns-spanned="2" office:value-type="string">
            <text:p text:style-name="P15">合格</text:p>
          </table:table-cell>
          <table:covered-table-cell/>
          <table:table-cell table:style-name="表格1.H13" table:number-rows-spanned="2" table:number-columns-spanned="3" office:value-type="string">
            <text:p text:style-name="P62"/>
            <text:p text:style-name="P26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covered-table-cell/>
          <table:covered-table-cell/>
          <table:covered-table-cell/>
          <table:table-cell table:style-name="表格1.F13" office:value-type="string">
            <text:p text:style-name="P22">是</text:p>
          </table:table-cell>
          <table:table-cell table:style-name="表格1.G13" office:value-type="string">
            <text:p text:style-name="P27">否</text:p>
          </table:table-cell>
          <table:covered-table-cell table:style-name="表格1.H13"/>
          <table:covered-table-cell/>
          <table:covered-table-cell/>
        </table:table-row>
        <table:table-row table:style-name="表格1.14">
          <table:table-cell table:style-name="表格1.A14" table:number-columns-spanned="5" office:value-type="string">
            <text:p text:style-name="P28">排水路暢通未淤積</text:p>
            <text:p text:style-name="P30">且結構未破損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62"/>
            <text:p text:style-name="P33">:True<text:span text:style-name="T31">0</text:span></text:p>
          </table:table-cell>
          <table:table-cell table:style-name="表格1.G14" office:value-type="string">
            <text:p text:style-name="P62"/>
            <text:p text:style-name="P35">:False<text:span text:style-name="T31">0</text:span></text:p>
          </table:table-cell>
          <table:table-cell table:style-name="表格1.F2" table:number-columns-spanned="3" office:value-type="string">
            <text:p text:style-name="P47">:Note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5" office:value-type="string">
            <text:p text:style-name="P32">排水路設施</text:p>
            <text:p text:style-name="P31">未遭占用或移除</text:p>
          </table:table-cell>
          <table:covered-table-cell/>
          <table:covered-table-cell/>
          <table:covered-table-cell/>
          <table:covered-table-cell/>
          <table:table-cell table:style-name="表格1.F15" office:value-type="string">
            <text:p text:style-name="P63"/>
            <text:p text:style-name="P33">:True<text:span text:style-name="T31">1</text:span></text:p>
          </table:table-cell>
          <table:table-cell table:style-name="表格1.G15" office:value-type="string">
            <text:p text:style-name="P63"/>
            <text:p text:style-name="P36">:False<text:span text:style-name="T31">1</text:span></text:p>
          </table:table-cell>
          <table:table-cell table:style-name="表格1.F2" table:number-columns-spanned="3" office:value-type="string">
            <text:p text:style-name="P48">:<text:span text:style-name="T26">Note1</text:span>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5" office:value-type="string">
            <text:p text:style-name="P16">滯洪設施未淤積</text:p>
            <text:p text:style-name="P17">且結構未破損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63"/>
            <text:p text:style-name="P33">:True<text:span text:style-name="T31">2</text:span></text:p>
          </table:table-cell>
          <table:table-cell table:style-name="表格1.G16" office:value-type="string">
            <text:p text:style-name="P63"/>
            <text:p text:style-name="P36">:False<text:span text:style-name="T31">2</text:span></text:p>
          </table:table-cell>
          <table:table-cell table:style-name="表格1.F2" table:number-columns-spanned="3" office:value-type="string">
            <text:p text:style-name="P48">:<text:span text:style-name="T26">Note2</text:span>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5" office:value-type="string">
            <text:p text:style-name="P63"/>
            <text:p text:style-name="P58">滯洪設施未遭占用、移除</text:p>
          </table:table-cell>
          <table:covered-table-cell/>
          <table:covered-table-cell/>
          <table:covered-table-cell/>
          <table:covered-table-cell/>
          <table:table-cell table:style-name="表格1.F17" office:value-type="string">
            <text:p text:style-name="P63"/>
            <text:p text:style-name="P33">:True<text:span text:style-name="T31">3</text:span></text:p>
          </table:table-cell>
          <table:table-cell table:style-name="表格1.G17" office:value-type="string">
            <text:p text:style-name="P63"/>
            <text:p text:style-name="P36">:False<text:span text:style-name="T31">3</text:span></text:p>
          </table:table-cell>
          <table:table-cell table:style-name="表格1.F2" table:number-columns-spanned="3" office:value-type="string">
            <text:p text:style-name="P48">:<text:span text:style-name="T26">Note3</text:span>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5" office:value-type="string">
            <text:p text:style-name="P59">排水出流工暢通未淤積</text:p>
            <text:p text:style-name="P30">且結構未破損</text:p>
          </table:table-cell>
          <table:covered-table-cell/>
          <table:covered-table-cell/>
          <table:covered-table-cell/>
          <table:covered-table-cell/>
          <table:table-cell table:style-name="表格1.F18" office:value-type="string">
            <text:p text:style-name="P62"/>
            <text:p text:style-name="P33">:True<text:span text:style-name="T31">4</text:span></text:p>
          </table:table-cell>
          <table:table-cell table:style-name="表格1.G18" office:value-type="string">
            <text:p text:style-name="P62"/>
            <text:p text:style-name="P36">:False<text:span text:style-name="T31">4</text:span></text:p>
          </table:table-cell>
          <table:table-cell table:style-name="表格1.F2" table:number-columns-spanned="3" office:value-type="string">
            <text:p text:style-name="P48">:<text:span text:style-name="T26">Note4</text:span></text:p>
          </table:table-cell>
          <table:covered-table-cell/>
          <table:covered-table-cell/>
        </table:table-row>
        <table:table-row table:style-name="表格1.19">
          <table:table-cell table:style-name="表格1.A19" table:number-columns-spanned="5" office:value-type="string">
            <text:p text:style-name="P60">排水出流處聯外排水路</text:p>
            <text:p text:style-name="P29">暢通未淤積、淘刷</text:p>
          </table:table-cell>
          <table:covered-table-cell/>
          <table:covered-table-cell/>
          <table:covered-table-cell/>
          <table:covered-table-cell/>
          <table:table-cell table:style-name="表格1.F19" office:value-type="string">
            <text:p text:style-name="P63"/>
            <text:p text:style-name="P33">:True<text:span text:style-name="T31">5</text:span></text:p>
          </table:table-cell>
          <table:table-cell table:style-name="表格1.G19" office:value-type="string">
            <text:p text:style-name="P63"/>
            <text:p text:style-name="P37">:False<text:span text:style-name="T31">5</text:span></text:p>
          </table:table-cell>
          <table:table-cell table:style-name="表格1.F2" table:number-columns-spanned="3" office:value-type="string">
            <text:p text:style-name="P48">:<text:span text:style-name="T26">Note5</text:span>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68"><text:span text:style-name="預設段落字型"><text:span text:style-name="T45">抽水機</text:span></text:span><text:span text:style-name="預設段落字型"><text:span text:style-name="T46">(</text:span></text:span><text:span text:style-name="預設段落字型"><text:span text:style-name="T47">含備援抽水機</text:span></text:span><text:span text:style-name="預設段落字型"><text:span text:style-name="T40">) </text:span></text:span><text:span text:style-name="預設段落字型"><text:span text:style-name="T48">有定期維護</text:span></text:span></text:p>
            <text:p text:style-name="P69"><text:span text:style-name="預設段落字型"><text:span text:style-name="T40">(</text:span></text:span><text:span text:style-name="預設段落字型"><text:span text:style-name="T37">應附定期維護紀錄</text:span></text:span><text:span text:style-name="預設段落字型"><text:span text:style-name="T40">)</text:span></text:span></text:p>
          </table:table-cell>
          <table:table-cell table:style-name="表格2.B1" office:value-type="string">
            <text:p text:style-name="P64"/>
            <text:p text:style-name="P33">:True<text:span text:style-name="T31">6</text:span></text:p>
          </table:table-cell>
          <table:table-cell table:style-name="表格2.B1" office:value-type="string">
            <text:p text:style-name="P64"/>
            <text:p text:style-name="P37">:False<text:span text:style-name="T31">6</text:span></text:p>
          </table:table-cell>
          <table:table-cell table:style-name="表格2.D1" office:value-type="string">
            <text:p text:style-name="P48">:<text:span text:style-name="T26">Note6</text:span></text:p>
          </table:table-cell>
        </table:table-row>
        <table:table-row table:style-name="表格2.2">
          <table:table-cell table:style-name="表格2.A1" office:value-type="string">
            <text:p text:style-name="P70"><text:span text:style-name="預設段落字型"><text:span text:style-name="T45">其他</text:span></text:span><text:span text:style-name="預設段落字型"><text:span text:style-name="T49">(</text:span></text:span><text:span text:style-name="預設段落字型"><text:span text:style-name="T50">可依個案需要增加</text:span></text:span></text:p>
            <text:p text:style-name="P71"><text:span text:style-name="預設段落字型"><text:span text:style-name="T37">檢查項目</text:span></text:span><text:span text:style-name="預設段落字型"><text:span text:style-name="T40">)</text:span></text:span></text:p>
          </table:table-cell>
          <table:table-cell table:style-name="表格2.B1" office:value-type="string">
            <text:p text:style-name="P65"/>
            <text:p text:style-name="P34">:True<text:span text:style-name="T31">7</text:span></text:p>
          </table:table-cell>
          <table:table-cell table:style-name="表格2.B1" office:value-type="string">
            <text:p text:style-name="P65"/>
            <text:p text:style-name="P38">:False<text:span text:style-name="T31">7</text:span></text:p>
          </table:table-cell>
          <table:table-cell table:style-name="表格2.D1" office:value-type="string">
            <text:p text:style-name="P49">:<text:span text:style-name="T26">Note</text:span><text:span text:style-name="T27">7</text:span></text:p>
          </table:table-cell>
        </table:table-row>
        <table:table-row table:style-name="表格2.3">
          <table:table-cell table:style-name="表格2.A3" table:number-columns-spanned="4" office:value-type="string">
            <text:p text:style-name="P39">三、本次檢查待改正事項說明</text:p>
            <text:p text:style-name="P39"/>
            <text:p text:style-name="P39"/>
            <text:p text:style-name="P39"/>
            <text:p text:style-name="P39">:<text:span text:style-name="T29">MM_Check_Note_Now</text:span></text:p>
          </table:table-cell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4" office:value-type="string">
            <text:p text:style-name="P41">四、前次檢查須改正事項改正情形說明</text:p>
            <text:p text:style-name="P41"/>
            <text:p text:style-name="P41"/>
            <text:p text:style-name="P41"/>
            <text:p text:style-name="P41">:<text:span text:style-name="T29">MM_Check_Note_Bef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4" office:value-type="string">
            <text:p text:style-name="P40">五、其他注意事項</text:p>
            <text:p text:style-name="P40"/>
            <text:p text:style-name="P40"/>
            <text:p text:style-name="P40"/>
            <text:p text:style-name="P40">:<text:span text:style-name="T28">Note</text:span></text:p>
          </table:table-cell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13">五、檢查結果</text:p>
          </table:table-cell>
          <table:table-cell table:style-name="表格2.B6" table:number-columns-spanned="3" office:value-type="string">
            <text:p text:style-name="P50">:<text:span text:style-name="T33">MM_Check_Result</text:span></text:p>
          </table:table-cell>
          <table:covered-table-cell/>
          <table:covered-table-cell/>
        </table:table-row>
      </table:table>
      <text:p text:style-name="P77"/>
      <text:p text:style-name="P78">五、 相關單位及人員簽名</text:p>
      <text:p text:style-name="P79"/>
      <text:p text:style-name="P72"><text:span text:style-name="預設段落字型"><text:span text:style-name="T40">(</text:span></text:span><text:span text:style-name="預設段落字型"><text:span text:style-name="T37">一</text:span></text:span><text:span text:style-name="預設段落字型"><text:span text:style-name="T40">)</text:span></text:span><text:span text:style-name="預設段落字型"><text:span text:style-name="T37">檢查單位及人員：</text:span></text:span></text:p>
      <text:p text:style-name="P73"><text:span text:style-name="預設段落字型"><text:span text:style-name="T40">(</text:span></text:span><text:span text:style-name="預設段落字型"><text:span text:style-name="T37">二</text:span></text:span><text:span text:style-name="預設段落字型"><text:span text:style-name="T40">)</text:span></text:span><text:span text:style-name="預設段落字型"><text:span text:style-name="T37">會同檢查單位及人員：</text:span></text:span><text:span text:style-name="預設段落字型"><text:span text:style-name="T40">(</text:span></text:span><text:span text:style-name="預設段落字型"><text:span text:style-name="T37">無則免填</text:span></text:span><text:span text:style-name="預設段落字型"><text:span text:style-name="T40">)</text:span></text:span></text:p>
      <text:p text:style-name="P74"><text:span text:style-name="預設段落字型"><text:span text:style-name="T40">(</text:span></text:span><text:span text:style-name="預設段落字型"><text:span text:style-name="T37">三</text:span></text:span><text:span text:style-name="預設段落字型"><text:span text:style-name="T40">)</text:span></text:span><text:span text:style-name="預設段落字型"><text:span text:style-name="T37">義務人：</text:span></text:span></text:p>
      <text:p text:style-name="P75"><text:span text:style-name="預設段落字型"><text:span text:style-name="T51">註</text:span></text:span><text:span text:style-name="預設段落字型"><text:span text:style-name="T52">:</text:span></text:span><text:span text:style-name="預設段落字型"><text:span text:style-name="T51">跨越二以上直轄巿、縣</text:span></text:span><text:span text:style-name="預設段落字型"><text:span text:style-name="T52">(</text:span></text:span><text:span text:style-name="預設段落字型"><text:span text:style-name="T51">巿</text:span></text:span><text:span text:style-name="預設段落字型"><text:span text:style-name="T52">)</text:span></text:span><text:span text:style-name="預設段落字型"><text:span text:style-name="T51">行政轄區者，應分別提送各主管機關。</text:span></text:span></text:p>
      <text:h text:style-name="P4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99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6T16:51:52.428000000</dc:date>
    <meta:editing-cycles>53</meta:editing-cycles>
    <meta:editing-duration>PT5H12M46S</meta:editing-duration>
    <meta:document-statistic meta:table-count="2" meta:image-count="0" meta:object-count="0" meta:page-count="2" meta:paragraph-count="92" meta:word-count="424" meta:character-count="736" meta:non-whitespace-character-count="724"/>
    <meta:user-defined meta:name="Creator">Acrobat PDFMaker 11 Word 版</meta:user-defined>
    <meta:template xlink:type="simple" xlink:actuate="onRequest" xlink:title="" xlink:href="../no17.odt/Normal"/>
  </office:meta>
</office:document-meta>
</file>